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563fd" officeooo:paragraph-rsid="001563fd"/>
    </style:style>
    <style:style style:name="P2" style:family="paragraph" style:parent-style-name="Standard">
      <style:paragraph-properties fo:text-align="justify" style:justify-single-word="false"/>
      <style:text-properties officeooo:rsid="001563fd" officeooo:paragraph-rsid="00173acf"/>
    </style:style>
    <style:style style:name="P3" style:family="paragraph" style:parent-style-name="Standard">
      <style:paragraph-properties fo:text-align="justify" style:justify-single-word="false"/>
      <style:text-properties officeooo:rsid="001563fd" officeooo:paragraph-rsid="0018b387"/>
    </style:style>
    <style:style style:name="P4" style:family="paragraph" style:parent-style-name="Standard">
      <style:text-properties officeooo:rsid="001563fd" officeooo:paragraph-rsid="00173acf"/>
    </style:style>
    <style:style style:name="P5" style:family="paragraph" style:parent-style-name="Standard">
      <style:paragraph-properties fo:text-align="justify" style:justify-single-word="false"/>
      <style:text-properties officeooo:paragraph-rsid="0018b387"/>
    </style:style>
    <style:style style:name="P6" style:family="paragraph" style:parent-style-name="Standard">
      <style:paragraph-properties fo:text-align="justify" style:justify-single-word="false"/>
      <style:text-properties officeooo:paragraph-rsid="001a72bb"/>
    </style:style>
    <style:style style:name="P7" style:family="paragraph" style:parent-style-name="Standard">
      <style:paragraph-properties fo:text-align="justify" style:justify-single-word="false"/>
      <style:text-properties officeooo:paragraph-rsid="00173acf" style:font-name-complex="Times New Roman1"/>
    </style:style>
    <style:style style:name="P8" style:family="paragraph" style:parent-style-name="Standard">
      <style:paragraph-properties fo:text-align="justify" style:justify-single-word="false"/>
      <style:text-properties officeooo:paragraph-rsid="001a72bb" style:font-name-complex="Times New Roman1"/>
    </style:style>
    <style:style style:name="P9" style:family="paragraph" style:parent-style-name="Standard">
      <style:paragraph-properties fo:text-align="justify" style:justify-single-word="false"/>
      <style:text-properties officeooo:rsid="001563fd" officeooo:paragraph-rsid="00173acf" style:font-name-complex="Times New Roman1"/>
    </style:style>
    <style:style style:name="P10" style:family="paragraph" style:parent-style-name="Standard">
      <style:paragraph-properties fo:text-align="justify" style:justify-single-word="false"/>
      <style:text-properties officeooo:rsid="00173acf" officeooo:paragraph-rsid="00173acf" style:font-name-complex="Times New Roman1"/>
    </style:style>
    <style:style style:name="P11" style:family="paragraph" style:parent-style-name="Standard">
      <style:paragraph-properties fo:text-align="justify" style:justify-single-word="false"/>
      <style:text-properties officeooo:rsid="00173acf" officeooo:paragraph-rsid="0018b387" style:font-name-complex="Times New Roman1"/>
    </style:style>
    <style:style style:name="P12" style:family="paragraph" style:parent-style-name="Standard">
      <style:paragraph-properties fo:text-align="justify" style:justify-single-word="false"/>
      <style:text-properties officeooo:rsid="00173acf" officeooo:paragraph-rsid="001a72bb" style:font-name-complex="Times New Roman1"/>
    </style:style>
    <style:style style:name="P13" style:family="paragraph" style:parent-style-name="Standard">
      <style:text-properties officeooo:rsid="00173acf" officeooo:paragraph-rsid="00173acf" style:font-name-complex="Times New Roman1"/>
    </style:style>
    <style:style style:name="P14" style:family="paragraph" style:parent-style-name="Standard">
      <style:paragraph-properties fo:text-align="justify" style:justify-single-word="false"/>
      <style:text-properties fo:language="en" fo:country="US" officeooo:paragraph-rsid="0018b387"/>
    </style:style>
    <style:style style:name="P15" style:family="paragraph" style:parent-style-name="Standard">
      <style:paragraph-properties fo:text-align="justify" style:justify-single-word="false"/>
      <style:text-properties fo:language="en" fo:country="US" officeooo:rsid="0018b387" officeooo:paragraph-rsid="0018b387" style:font-name-complex="Times New Roman1"/>
    </style:style>
    <style:style style:name="P16" style:family="paragraph" style:parent-style-name="Normal_20__28_Web_29_">
      <loext:graphic-properties draw:fill="solid" draw:fill-color="#ffffff"/>
      <style:paragraph-properties fo:margin-top="0in" fo:margin-bottom="0.1665in" loext:contextual-spacing="false" fo:line-height="115%" fo:text-align="justify" style:justify-single-word="false" fo:background-color="#ffffff"/>
      <style:text-properties fo:color="#000000" style:font-name="Calibri" fo:font-size="10.5pt" officeooo:paragraph-rsid="001a72bb" style:font-size-asian="10.5pt" style:font-size-complex="10.5pt"/>
    </style:style>
    <style:style style:name="P17" style:family="paragraph" style:parent-style-name="Normal_20__28_Web_29_">
      <loext:graphic-properties draw:fill="solid" draw:fill-color="#ffffff"/>
      <style:paragraph-properties fo:margin-top="0in" fo:margin-bottom="0.1665in" loext:contextual-spacing="false" fo:line-height="115%" fo:text-align="justify" style:justify-single-word="false" fo:background-color="#ffffff"/>
      <style:text-properties fo:color="#000000" style:font-name="Calibri" fo:font-size="10.5pt" officeooo:rsid="00173acf" officeooo:paragraph-rsid="001a72bb" style:font-size-asian="10.5pt" style:font-name-complex="Times New Roman1" style:font-size-complex="10.5pt"/>
    </style:style>
    <style:style style:name="T1" style:family="text">
      <style:text-properties style:font-name-complex="Times New Roman1"/>
    </style:style>
    <style:style style:name="T2" style:family="text">
      <style:text-properties officeooo:rsid="00173acf" style:font-name-complex="Times New Roman1"/>
    </style:style>
    <style:style style:name="T3" style:family="text">
      <style:text-properties fo:language="en" fo:country="US" officeooo:rsid="00173acf" style:font-name-complex="Times New Roman1"/>
    </style:style>
    <style:style style:name="T4" style:family="text">
      <style:text-properties fo:language="en" fo:country="US" officeooo:rsid="0018b387" style:font-name-complex="Times New Roman1"/>
    </style:style>
    <style:style style:name="T5" style:family="text">
      <style:text-properties officeooo:rsid="001c6173"/>
    </style:style>
    <style:style style:name="T6" style:family="text">
      <style:text-properties officeooo:rsid="001c94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p>
      <text:p text:style-name="P1"><text:tab/>Although honesty is believed to be a virtue, there are still dishonest people in our society. For example, some businessmen sell fake product to their consumers; some students cheat in the exams.</text:p>
      <text:p text:style-name="P1"><text:tab/>Dishonest people are short-sighted. Those who sell fake products may make money at first, but consumers won’t buy their products any more. As a result, they will lose their fortune or even be sent to prison. By contrast, honest people gain a lot.</text:p>
      <text:p text:style-name="P1"><text:tab/>Those who always tell truth or keep to their promise not only let others trust them but gain respect from other people as well. Such persons are sure to have a lot of good friends. Because they are trustable and respectable, everyone is eager to make friends with them, Besides, it is easier for a person with a good record to get a good job. Generally speaking, every employer wants his employees to be honest. So we can say that anyone who is honest will be paid back later.</text:p>
      <text:p text:style-name="P1"><text:tab/>In a word, honesty wins trust, respect and honour. So it is important that we should be honest.</text:p>
      <text:p text:style-name="P1"/>
      <text:p text:style-name="P1">-----------------------------------------------------------------------------------------------------</text:p>
      <text:p text:style-name="P1">2</text:p>
      <text:p text:style-name="P1"><text:tab/>Ownership of houses in China has changed greatly in the past decade. In the past, most houses were state owned. But now, private houses are everywhere. As is shown in the chart above, in 1990, the city's houses were mainly state-owned, with a percentage of 75. This percentage became 60 in the year 1995 and then dropped sharply to 20 in 2000. At the same time, the number of private houses has soared up to 80 percent.</text:p>
      <text:p text:style-name="P1"><text:tab/>There are mainly two reasons that account for this rapid change. Firstly, the government has been forwarding the policy to support private houses programs. These programs have proved to be very important in developing China's economy. Secondly, with the development of economy, people's standard of living has risen. They want to have their own houses to satisfy their needs.</text:p>
      <text:p text:style-name="P1"><text:tab/>The change has enabled more people to enjoy larger living space. At the same time, people feel pressure to make more money so that they can buy their own houses.</text:p>
      <text:p text:style-name="P1"/>
      <text:p text:style-name="P1">-----------------------------------------------------------------------------------------------------</text:p>
      <text:p text:style-name="P1">3</text:p>
      <text:p text:style-name="P1"><text:tab/>As is known to all, waste on campus has become a more and more serious problem. We can easily see many students dump a lot of food in the garbage can. Some students spend thousands of yuan buying fashionable clothes and so on.</text:p>
      <text:p text:style-name="P1"><text:tab/>The negative effects of waste can be shown in the following aspects. In the first place, it makes some students dependent on their parents for money, which is harmful to their development. If they don’t learn to support themselves, they will be “useless people” when they graduate. In the second place, it is not easy for our parents to arrange for our schooling. Last but not the least important, there is no denying the fact that our country is still poor. There are many people who cannot go to university and many poor people still need our help.</text:p>
      <text:p text:style-name="P1"><text:tab/>As far as I am concerned, I should set a good example to reduce waste on campus. First of all, I will refrain from wasting anything, from food to stationery. What’s more, I’m determined to call on more schoolmates to fight against waste. Only through these measures can we hope to reduce waste on campus.</text:p>
      <text:p text:style-name="P1"/>
      <text:p text:style-name="P1">-----------------------------------------------------------------------------------------------------</text:p>
      <text:p text:style-name="P1">4<text:tab/></text:p>
      <text:p text:style-name="P1"><text:tab/>Knowledge is power, especially scientific and technological knowledge. Science and technology are the motive power of the social development. Without them human society could never have developed from primitive society to modern society. Therefore, to conquer and transform nature, we must master scientific knowledge.</text:p>
      <text:p text:style-name="P1"><text:soft-page-break/><text:tab/>However, social knowledge is also essential. Without it we can not understand society and don't know the law of the social development. As a result we are unable to govern society. Therefore, besides scientific knowledge we need to master social science, philosophy, politics, history, aesthetics, etc, so that we can know society from all perspectives and form a correct world outlook.</text:p>
      <text:p text:style-name="P1"><text:tab/>To meet new challenges in he 21st century, we university students should lose no time to acquire as much knowledge as possible so that we will become qualified successors of the socialist cause. </text:p>
      <text:p text:style-name="P1"/>
      <text:p text:style-name="P1">-----------------------------------------------------------------------------------------------------</text:p>
      <text:p text:style-name="P1">5</text:p>
      <text:p text:style-name="P1"><text:tab/>In China young people usually want to be engineers, doctors, businessmen, with a few want to be teachers. Unlike most young people I decide to be a teacher. There are many reasons for my personal preference but generally they come down to three major ones.</text:p>
      <text:p text:style-name="P1"><text:tab/>First, I was born in a teacher's family and so I was greatly influenced by my father. Second, I find that education is important because it is the basis of science and technology and if a country's education is backward, its science and technology will never be advanced. Third, teachers are needed in our country, especially in the countryside.</text:p>
      <text:p text:style-name="P1"><text:tab/>However, it is not easy to be a qualified teacher. A qualified teacher must have a good command of his specialty. Besides, he should be responsible and devoted to the educational cause. Most important of all, he should be patriotic. To be a qualified teacher in the future I must lose no time to acquire as much knowledge as possible. 'Furthermore I must know the history of our country so as to cultivate patriotism.</text:p>
      <text:p text:style-name="P1"/>
      <text:p text:style-name="P1">-----------------------------------------------------------------------------------------------------</text:p>
      <text:p text:style-name="P1">6</text:p>
      <text:p text:style-name="P1"><text:tab/>Nowadays there are a lot of false advertisements in society. They have caused much harm to society. Generally, their harms can be listed as follows.</text:p>
      <text:p text:style-name="P1"><text:tab/>First, they exaggerate the functions of the goods they advertise and mislead consumers. Second, some advertisements contain obscene contents and bring about spiritual pollution. Third, they seriously damage the credit of businesses because the shops which sell those goods will be distrusted and even considered the conspirators of those advertisers by consumers.</text:p>
      <text:p text:style-name="P1"><text:tab/>Personally, I am usually vigilant against any advertisements and so I have never been taken in. However, some people are credulous and are easily taken in. Therefore, in my opinion, effective measures must be taken to ban false advertisements and protect consumers' interests. First, all the advertisements must be strictly censored by the authorities concerned before they are published. Besides, severe punishment must be inflicted on those who publish illegal advertisements.</text:p>
      <text:p text:style-name="P1"><text:tab/>In conclusion, false advertisements must be eliminated in our society. </text:p>
      <text:p text:style-name="P1"/>
      <text:p text:style-name="P1">-----------------------------------------------------------------------------------------------------</text:p>
      <text:p text:style-name="P1">7</text:p>
      <text:p text:style-name="P1"><text:tab/>Different people have different views on firecrackers. Some people think that firecrackers should be banned because they endanger people's lives and social security. However, others hold that firecrackers shouldn't be banned because they will drive evil spirits and bring luck.</text:p>
      <text:p text:style-name="P1"><text:tab/>As to me, I am in favour of the first idea. The reasons are as follows. First, admittedly, letting off firecrackers will create an auspicious atmosphere, but it will not really bring luck to let off firecrackers. Besides, it is dangerous to let off firecrackers. It was reported that letting off firecrackers causes a lot of accidents, fire, injury, and even death every year.</text:p>
      <text:p text:style-name="P1"><text:tab/>However, it is our traditional custom to celebrate an important occasion by letting off firecrackers. How can we let off firecrackers without causing accidents? The possible solution is that the substitute for the firecracker should be invented so that we can celebrate an important occasion without causing accidents.</text:p>
      <text:p text:style-name="P1"><text:soft-page-break/></text:p>
      <text:p text:style-name="P1">-----------------------------------------------------------------------------------------------------</text:p>
      <text:p text:style-name="P1">8</text:p>
      <text:p text:style-name="P1"><text:tab/>Some students think it unnecessary to take CET-6. They hold this view because CET-6 is not compulsory and they can get a degree so long as they pass CET-4. However, I think it necessary and beneficial to take CET-6. The reasons are obvious.</text:p>
      <text:p text:style-name="P1"><text:tab/>First, if I decide to take CET-6, naturally, to pass CET-6 becomes a goal I set myself and with a goal to strive towards I will continue to study English hard. Of course my English will not be neglected in the third and fourth years. Besides, if I pass CET-6, I can get a certificate which, to some extent, shows my experience and qualification so that I can compete with other in job-hunting. Most important of all, a good knowledge of English will help my work and scientific research in the future.</text:p>
      <text:p text:style-name="P1"><text:tab/>All in all, taking CET-6 does good both to my studies and to my personal advancement.</text:p>
      <text:p text:style-name="P1"/>
      <text:p text:style-name="P1">-----------------------------------------------------------------------------------------------------</text:p>
      <text:p text:style-name="P1">9</text:p>
      <text:p text:style-name="P1"><text:tab/>In the developing countries great changes took place in life expectancy and infant mortality in the period from 1960 to 1990. In 1960 life expectancy was very low, while infant mortality was very high. However, in 1990 life expectancy increased, whereas infant mortality declined.</text:p>
      <text:p text:style-name="P1"><text:tab/>There are many reasons for the changes, but in general, they come down to three major ones. First, their living conditions were improved. In the old days people in the developing countries suffered hunger and were exposed to the elements. Nowadays they are well fed and housed. Naturally they live longer than before. Besides, the medical condition was also improved and so the adequate medical treatment ensures the adults' health and reduces infant mortality. Most important of all, in the early 60s there were constant wars in some developing countries because of the colonial rule and so a lot of people were killed in wars. Nowadays most developing countries have become independent countries and their people live a peaceful life.</text:p>
      <text:p text:style-name="P1"><text:tab/>In conclusion, the national independence and social stability are responsible for these changes. </text:p>
      <text:p text:style-name="P1"/>
      <text:p text:style-name="P1">-----------------------------------------------------------------------------------------------------</text:p>
      <text:p text:style-name="P1">10</text:p>
      <text:p text:style-name="P1"><text:tab/>"Haste makes waste" is an English proverb which has equivalent expressions in many languages. It has become a precept whose value is universally accepted.</text:p>
      <text:p text:style-name="P1"><text:tab/>This proverb can be verified by many other proverbs "There is no royal road in learning", "Rome was not built in a day". Anyway it means that one should not be overanxious for quick results, otherwise he will fail. If one wants to be a scholar, he should make persistent efforts, burying himself in books. If he wants to take a shortcut, he will never become a scholar. If one wants to be president of a country, he should first display his remarkable ability in his routine work so that his ability will be recognized and accepted by others. However, if he is impatient for success, he will never realize his goal. If a man courts a woman, he should try to win her love gradually. He should not expect to win her heart within a day; otherwise he will never get true love.</text:p>
      <text:p text:style-name="P1"><text:tab/>In conclusion, one should follow in order and advance step by step and should not be impatient for success; otherwise he will suffer a setback. </text:p>
      <text:p text:style-name="P1"/>
      <text:p text:style-name="P1">-----------------------------------------------------------------------------------------------------</text:p>
      <text:p text:style-name="P1">11</text:p>
      <text:p text:style-name="P1"><text:tab/>Different people have different views on job-hopping. Some people would like to always engage in one work because they think that if one sticks to one work, he will be quite familiar and skilful with the work. However, others would like to change jobs constantly because they consider it fashionable to do so and besides they think they can get different work experiences.</text:p>
      <text:p text:style-name="P1"><text:soft-page-break/><text:tab/>As to me, I am in favour of the former group of people's attitude. I think that if one always works in one field, he can accumulate a lot of experience in that field which in turn will further improve his work. Therefore he will become an expert in that field. However, if one hops from one job to another, he can never amass experience in one field. Although he can get different work experiences, he can't make use of his experience .in one particular work. Therefore, he will always be a jack-of-all-trades.</text:p>
      <text:p text:style-name="P1"><text:tab/>In conclusion, if one wants to be an expert in one field, he should not hop from one job to another. </text:p>
      <text:p text:style-name="P1"/>
      <text:p text:style-name="P1">-----------------------------------------------------------------------------------------------------</text:p>
      <text:p text:style-name="P1">12</text:p>
      <text:p text:style-name="P1"><text:tab/>Nowadays there are a lot of fake commodities on the market. They range from daily commodities to expensive goods. They have caused much harm to society.</text:p>
      <text:p text:style-name="P1"><text:tab/>First, fake commodities damage the consumers' interests. In addition, fake commodities affect businessmen and manufacturers, too. Those who have been deceived will be reluctant to consume, which will make business slack. Worst of all, some fake commodities such as medicine, gas cylinder and electric devices will endanger people's lives and social security.</text:p>
      <text:p text:style-name="P1"><text:tab/>There are many ways to eliminate fake commodities but the following ones may be effective. First, the laws of the protection of consumers should be enforced to severely punish those who produce or sell fake commodities. Second, consumers should be taught how to tell good commodities from fake ones. Third, they should be advised to protect their own interests and not to be led astray by false advertisements.</text:p>
      <text:p text:style-name="P1"><text:tab/>In a word, the whole society should pay close attention to the problem of fake commodities and launch a campaign against them. Only in this way will fake commodities be possibly eliminated from the market in the future.</text:p>
      <text:p text:style-name="P1"/>
      <text:p text:style-name="P1">-----------------------------------------------------------------------------------------------------</text:p>
      <text:p text:style-name="P1">13</text:p>
      <text:p text:style-name="P1"><text:tab/>Some people take it for granted that some lucky numbers can bring them good luck. For instance, the so-called lucky number “8” is widely used now because it is sounded like “getting rich” in Chinese and is believed to bring good fortune.</text:p>
      <text:p text:style-name="P1"><text:tab/>Yet many others don’t think so. They think that numbers have nothing to do with luck. They regard numbers simply as mathematic symbols for counting. They are anything but a mystery. They laugh at those who think numbers can bring good luck.</text:p>
      <text:p text:style-name="P1"><text:tab/>I’m in favour of the latter opinion. I think our society is very modern now. We mustn’t count on the so-called lucky numbers to fulfil our wishes. Whether we can have good luck depends on ourselves. If we work hard, good luck will come to us. </text:p>
      <text:p text:style-name="P1"/>
      <text:p text:style-name="P1">-----------------------------------------------------------------------------------------------------</text:p>
      <text:p text:style-name="P1">14</text:p>
      <text:p text:style-name="P1"><text:tab/>It has been estimated that a thousand years ago there were less than 400 million people on earth. However, in the recent thousand years human population has increased nearly 20 times. Nowadays the world population has reached more than 7000 million. The population explosion has caused many problems. Generally, they come down to four major ones.</text:p>
      <text:p text:style-name="P1"><text:tab/>First, a lot of people can't get employment, which is a universal problem in the world. Second, in developing countries there are not enough shelters for too many people and so people are not properly housed and even are exposed to the elements. Third, in underdeveloped countries a lot of people suffer from hunger because of food shortage, which in turn causes many other problems, malnutrition, disease, etc. Fourth, there are not enough schools for so many people and so a lot of people are illiterate.</text:p>
      <text:p text:style-name="P1"><text:tab/>Therefore, to eliminate these problems, human beings should take effective measures to control population. </text:p>
      <text:p text:style-name="P1"><text:soft-page-break/></text:p>
      <text:p text:style-name="P1">-----------------------------------------------------------------------------------------------------</text:p>
      <text:p text:style-name="P1">15</text:p>
      <text:p text:style-name="P1"><text:tab/>The urban traffic is getting increasingly crowded nowadays in China. The roads are packed with cars, bicycles and pedestrians and traffic jams, bus delays and traffic accidents are a common scene.</text:p>
      <text:p text:style-name="P1"><text:tab/>Then how to solve this problem? Some suggest lying down more roads to make the traffic less crowded and speed up the flow of traffic. Others believe that we should open up more public bus routes, so that more people will take the public buses instead of travelling by cars and bicycles.</text:p>
      <text:p text:style-name="P1"><text:tab/>Though the above two views sound reasonable, they have their own drawbacks. The former may take up much land which could be used for farms and houses. The latter may cause inconvenience for those who are used to travelling by car or bicycles. I think the best answer to the traffic problem is a combination of the two. More roads can be built to hold more traffic and meanwhile more public bus routes can be opened up to those who prefer to use the public transportation.</text:p>
      <text:p text:style-name="P1"/>
      <text:p text:style-name="P1">-----------------------------------------------------------------------------------------------------</text:p>
      <text:p text:style-name="P1">16</text:p>
      <text:p text:style-name="P1"><text:tab/>The shortage of housing is one of the most serious problems facing many big citeis in China. Though the government has spent a large sum of money on housing, the investment has produced little financial return and a housing shortage still persists. Two generations sharing one room and newly-married couples finding it difficult to have a house of their own are still common cases. Housing shortage is a problem that requires and urgent solution.</text:p>
      <text:p text:style-name="P1"><text:tab/>People's attitudes towards the solution to the housing problem are different. Some suggest building more high-rise apartments; others believe to develop underground housing areas. I am in favour of the former opinion. For one thing, it is cheaper to build above gound than below. For another, living underground for a long time will do harm to people's health. Above all, people are unwilling to live underground with artificial lighting and they prefer to live above ground to enjoy the sunshine.</text:p>
      <text:p text:style-name="P1"><text:tab/>Although there may be some other ways to solve the housing shortage problem, I believe to build more high-rise apartments is one of the promising solutions to the housing problem. </text:p>
      <text:p text:style-name="P1"/>
      <text:p text:style-name="P1">-----------------------------------------------------------------------------------------------------</text:p>
      <text:p text:style-name="P1">17</text:p>
      <text:p text:style-name="P1"><text:tab/>The graph shows the changing rate of car accidents in Walton city in 1990. The first two months of 1990 showed an increasing trend. The rate rose to 32 in March but fell to 26 in June. From June on the rate was rising again and reached the peak point 39 in August. After August the rate began to decline, and eventually dropped to the lowest point 16 at the end of the year.</text:p>
      <text:p text:style-name="P1"><text:tab/>The highest rate in August was due to unfavourable weather conditions. Humidity and high temperature make drivers impatient, which easily leads to car accidents. The high rate in the first half of 1990 was also caused by the bad weather condition. In Walton City the excessive rain comes at early spring. The rain made road slippery, which often resulted in car accidents.</text:p>
      <text:p text:style-name="P1"><text:tab/>This year the pattern is expected to change. The city government has raised fund to improve the road condition. Two new roads will be finished at the beginning of this year and are expected to open to traffic soon. Furthermore, the new road regulation provides that in summer every car must be air-conditioned. With all these precautions, I'm sure that the rate of car accidents will be much lower this year. </text:p>
      <text:p text:style-name="P1"/>
      <text:p text:style-name="P1">-----------------------------------------------------------------------------------------------------</text:p>
      <text:p text:style-name="P1">18</text:p>
      <text:p text:style-name="P1"><text:soft-page-break/><text:tab/>Nowadays there are fewer and fewer cinema-goers and the cinema is slack. However, there are more and more TV viewers. There are many reasons for this social phenomenon, but in general, they come down to three major ones.</text:p>
      <text:p text:style-name="P1"><text:tab/>First, film tickets are too expensive, while it doesn't cost much to watch TV at home. Besides, it is time-consuming and inconvenient to go to the cinema. Nevertheless, it is very convenient and comfortable to watch TV at home. You needn't go out but just need to turn on the television. Most important of all, if you don't like the film you'll have to sit through it; but if you don't like one programme on TV, you can shift to another.</text:p>
      <text:p text:style-name="P1"><text:tab/>However, some people still go to the cinema. They usually go to the cinema for the purpose of social contact. Young people go dating there. Other people go to the cinema as an activity. For example, schools often organize children to go to the cinema. Sometimes employees also go to the cinema with the film tickets presented by their institutions.</text:p>
      <text:p text:style-name="P1"/>
      <text:p text:style-name="P1">-----------------------------------------------------------------------------------------------------</text:p>
      <text:p text:style-name="P1">19</text:p>
      <text:p text:style-name="P1"><text:tab/>The new century is approaching. It can be expected that there will be a breakthrough in life science and space science in the 21st century.</text:p>
      <text:p text:style-name="P1"><text:tab/>First, scientists will conquer incurable diseases through the transformation of genes. With the same technology they can breed new species of animals and even human life in the laboratory. Most important of all, they can decelerate aging and prolong life.</text:p>
      <text:p text:style-name="P1"><text:tab/>Besides, permanent stations will be set up in the moon or other planets or stars so that scientists can make a thorough study of the moon and other planets or star. Most probably life will be found in other stars in universe or the planets or stars suitable for the human existence will be discovered.</text:p>
      <text:p text:style-name="P1"><text:tab/>However, the scientific development will also bring about some social problems. How should we regard from an ethical perspective the one who is bred through the gene technology in the laboratory? How can the police identify the criminal from a group of people with the same DNA?</text:p>
      <text:p text:style-name="P1"><text:tab/>It is quite natural that we will meet problems in the scientific and social development. Therefore, we should be prepared to meet new challenges. </text:p>
      <text:p text:style-name="P1"/>
      <text:p text:style-name="P1">-----------------------------------------------------------------------------------------------------</text:p>
      <text:p text:style-name="P1">19</text:p>
      <text:p text:style-name="P1"><text:tab/>Nowadays, motorcycles are popular around us. They have become an important means of transport in Chinese cities. Compared with the bike and the car, the motorcycle has its own advantages.</text:p>
      <text:p text:style-name="P1"><text:tab/>First, it is quite flexible. When there is a traffic jam, it can go through the cars that are held up in the street. Besides, it doesn't consume much petrol. Most important of all, it can carry another person at the back.</text:p>
      <text:p text:style-name="P1"><text:tab/>But every coin has two sides. The negative aspects are also apparent. To begin with, it's very complicated to get qualified for riding a motorcycle. You'll have to go through a series of procedures to get a riding license. Furthermore, the maintenance is expensive. Worst of all, it costs a big sum of money to pay for the license plate, especially in Shanghai.</text:p>
      <text:p text:style-name="P1"><text:tab/>In conclusion, it has both favourable and unfavourable aspects. However, if the authorities concerned simplify the procedures and reduce the cost of the license plate, the motorcycle will be accepted by more people. </text:p>
      <text:p text:style-name="P1"/>
      <text:p text:style-name="P1">-----------------------------------------------------------------------------------------------------</text:p>
      <text:p text:style-name="P1">20</text:p>
      <text:p text:style-name="P1"><text:tab/>Different people have different views on opportunity. It is held that there are few opportunities. But it is also held that there re opportunities everywhere.</text:p>
      <text:p text:style-name="P1"><text:soft-page-break/><text:tab/>Those who hold the first opinion think that there are too many people and so there is always an intense competition for limited opportunities. In contrast, those who hold the second view think that if one is not prepared, he can hardly have any opportunities; however, if one is prepared, he can have a lot of opportunities.</text:p>
      <text:p text:style-name="P1"><text:tab/>As for me, I agree with the latter opinion. Admittedly, there is really an intense competition for limited opportunities, but this is not to say that one can't create opportunities himself. In most cases opportunities are created by people themselves. For example, many people lost their jobs in recent years. Some people wait for opportunities in vain. However, others create opportunities themselves and get self-employed. Eventually they become employers themselves.</text:p>
      <text:p text:style-name="P1"><text:tab/>Therefore, to some extent, one can take his destiny into his own hands.</text:p>
      <text:p text:style-name="P1"/>
      <text:p text:style-name="P1">-----------------------------------------------------------------------------------------------------</text:p>
      <text:p text:style-name="P1">21</text:p>
      <text:p text:style-name="P1"><text:tab/>My name is Liming. I am studying at college. A week ago I saw a traffic accident , which is still vivid in my mind.</text:p>
      <text:p text:style-name="P1"><text:tab/>It was at about 9:00 on Saturday morning, June 15th, when I went out of the university to visit a friend of mine at another university. I was walking leisurely on the sidewalk when I heard a loud crash of two vehicles just at the T-junction about 10 meters away. Two taxis crashed together. It was a traffic accident.</text:p>
      <text:p text:style-name="P1"><text:tab/>I went up and found that the two taxis were badly damaged. Both hoofs were out of shape. One door of a car was knocked off and lying on the road. One driver was blooding and another was shut in the taxi. Some people were trying to help the driver get out of the damaged car. One man was calling to the traffic policeman station. A lot of cars were jammed on the road.</text:p>
      <text:p text:style-name="P1"><text:tab/>From the stopping track on the road, it is clear that the two taxis were driving too fast. But it is just one of the reasons. In my opinion, the taxi drivers are eager to take more passengers and make a little more money. On the other hand, both drivers don't show concern for one another. Both of them wanted to run in front of another. Therefore, the accident is inevitable. So far, we should let the drivers keep it in their mind that a little slower, a little safer. Taking care of other's lives means taking care of your own life. </text:p>
      <text:p text:style-name="P1"/>
      <text:p text:style-name="P1">-----------------------------------------------------------------------------------------------------</text:p>
      <text:p text:style-name="P1">22</text:p>
      <text:p text:style-name="P1"><text:tab/>Good morning, ladies and gentleman, welcome to Beijing. To begin with, I would like to introduce myself: I am the tourist guide from China Travel Service and it’s great honor to stay here with all of you for a whole day. Just as the old saying goes, “It is always a pleasure to greet a friend from afar”， I wish all of you to enjoy yourselves during this trip.</text:p>
      <text:p text:style-name="P1"><text:tab/>The following is schedule of the day. The first spot we are going to visit is the Great Wall, the grandest fortification in ancient China. The next sight to look around is the Ming Tombs, which is one of the best-preserved tombs for 13 emperors in Ming Dynasty more than one thousand years ago. In the afternoon, we will go for the Summer Palace, the royal park for Chinese ancient emperors.</text:p>
      <text:p text:style-name="P1"><text:tab/>Currently we are on the way to the Great Wall. Dating back to the seven century B.C., the Great Wall is constructed by respective states for fortifying against invasion of neighbouring states. By the reasons of long history and its length, it becomes one of the eight wonders in the world and represents the highest wisdom and crafts. From the top of the Great Wall, we can enjoy a magnificent view of continuous mountains, green trees and blooming wild flowers. It is no doubt that one says, “He who has never been to the Great Wall is not a true man”。</text:p>
      <text:p text:style-name="P1"><text:tab/>Above is my introduction to the Great Wall. If any of you have questions, please feel free to ask me at any time. </text:p>
      <text:p text:style-name="P1"/>
      <text:p text:style-name="P1">-----------------------------------------------------------------------------------------------------</text:p>
      <text:p text:style-name="P1">23</text:p>
      <text:p text:style-name="P1"><text:soft-page-break/><text:tab/>Today I am very glad to run for the president of the students‘ union. I am junior in Chemical Department. Since I came into the university, I have always been the monitor of my class. I have done a very good job for my classmates, and my classmates and my tacher all give me a good praise. I am good at communication and organizing. And I like to help others. Moreover, I have a variety of hobbies, for example, basketball, football, ping pong, etc. I am sure that I am qualified for this position. If I become the president, I will try my best to do well. I will organize some suitable activities for you. I will do many things for you to reach your demands as well. I am sincerely hope you will give me a chance, and please believe me that I will be a good president. Thank you.</text:p>
      <text:p text:style-name="P1"/>
      <text:p text:style-name="P1">-----------------------------------------------------------------------------------------------------</text:p>
      <text:p text:style-name="P1">24</text:p>
      <text:p text:style-name="P1"><text:tab/>Can money buy happiness? Various people have various answers. Some people think that money is the source of happiness. With money, one can buy whatever he enjoys. With money, one can do whatever he likes. So, in their minds, money can bring comfort, security, and so on. Money, as they think, is the source of happiness.</text:p>
      <text:p text:style-name="P1"><text:tab/>But there are still a lot of others who think that money is the root of all evil. Money drives people to steal, to rob, and to break the law. A lot of people became criminals just because they were in search of money. And in the Western countries, there is nothing that can’t be bought by money. Many people lose their own lives when hunting it.</text:p>
      <text:p text:style-name="P1"><text:tab/>I think that money is essential to life and we cannot do without money. But even though money is necessary to life, it can’t buy happiness. Happiness is not something that can be measured by money. It is a state of mind. One can have plenty of money, with which he can buy whatever he wants, and at the same time he is not happy because he is never satisfied or he is troubled by various kinds of problems. Therefore, although money is necessary for a happy life, it can’t buy happiness.</text:p>
      <text:p text:style-name="P1"/>
      <text:p text:style-name="P1">-----------------------------------------------------------------------------------------------------</text:p>
      <text:p text:style-name="P1">25</text:p>
      <text:p text:style-name="P1"><text:tab/>Many people believe that the world’s supply of fresh water will never be used up. They think that fresh water comes from such a variety of sources that it is always sufficient for use. Such an opinion leads to a shocking waste of water.</text:p>
      <text:p text:style-name="P1"><text:tab/>As a matter of fact, the earth is short of fresh water. Furthermore, with the rapid growth of the world’s population, the rising demand for water by industry, and the serious pollution of our surroundings, the world is facing the danger of running out of fresh water. Actually, in some big cities, fresh water cannot meet the daily needs.</text:p>
      <text:p text:style-name="P1"><text:tab/>Therefore, to find new ways to save water is an urgent task. First, we should pass strict laws to control any waste of water. Second, scientists must work even harder to purify sea water and polluted water, and try to find substitutes to reduce the use of fresh water. </text:p>
      <text:p text:style-name="P1"/>
      <text:p text:style-name="P1">-----------------------------------------------------------------------------------------------------</text:p>
      <text:p text:style-name="P1">26</text:p>
      <text:p text:style-name="P1"><text:tab/>The famous saying “Practice makes perfect” is widely accepted today. It means if we practice unfamiliar things again and again, we’ll be able to perform it perfectly.</text:p>
      <text:p text:style-name="P1"><text:tab/>The practice of learning English is a good example. We are not living in an English speaking country. So, in order to learn it well, we need extra practice, such as reading English books, going to English corners, or communicating with foreigners. Only sitting at the desk cannot lead to the mastery of English.</text:p>
      <text:p text:style-name="P1"><text:tab/>As another example, if we want to be skilled in using the computer, we also need to practice using it. Some children become little experts in computer, just because they play with it every day. On the contrary, if we just stick to books, we will still feel confused when using computers. Judging from the evidence offered, we might safely draw the conclusion that practice makes perfect.</text:p>
      <text:p text:style-name="P1"/>
      <text:p text:style-name="P1"><text:soft-page-break/>-----------------------------------------------------------------------------------------------------</text:p>
      <text:p text:style-name="P1">27</text:p>
      <text:p text:style-name="P1"><text:tab/>With the rapid development of society, it is essential for college students to get to know the world outside the campus. There are a variety of reasons why we should do that. The primary one is that we can expand our horizons. Nowadays, as students, our knowledge is mostly derived from books, which is really limited. Only through contact with society will we learn more practical things. Second, it will enable us to be more sophisticated after graduation. Finally, knowing the world outside the campus may awaken in us a high sense of duty and help us make greater achievements in the future.</text:p>
      <text:p text:style-name="P1"><text:tab/>As is known to all, there are many ways we can know the society, such as through community service or keeping informed through TV, radio or newspapers.</text:p>
      <text:p text:style-name="P1"><text:tab/>As a university student, I will read newspapers and magazines to enrich my knowledge and do some volunteer work for the community or take up a part-time job in my spare time so that I can learn from my experience and prepare for my future work. </text:p>
      <text:p text:style-name="P1"/>
      <text:p text:style-name="P1">-----------------------------------------------------------------------------------------------------</text:p>
      <text:p text:style-name="P1">28</text:p>
      <text:p text:style-name="P1"><text:tab/>The tape recorder is one of the most welcome and popular electronic devices ever invented. Nowadays, almost every family has a tape recorder. It can record people’s voices or popular songs or some other things that people would like to listen to more than once. Tape recorders have been warmly welcomed since the day they were invented.</text:p>
      <text:p text:style-name="P1"><text:tab/>This device is useful in many ways. For example, a reporter can use it in interviews instead of the old, less accurate means of writing them in a notebook. Also, in studying foreign languages, students can use it to improve their listening ability. Moreover, they can record their own voice to improve their pronunciation in the foreign language.</text:p>
      <text:p text:style-name="P1"><text:tab/>However, it can also become a nuisance. Your hearing can be seriously harmed if you listen to a recorder with the volume too high. And, if you can’t control yourself, you can waste a lot of time listening to a recorder.</text:p>
      <text:p text:style-name="P1"/>
      <text:p text:style-name="P1">-----------------------------------------------------------------------------------------------------</text:p>
      <text:p text:style-name="P1">29</text:p>
      <text:p text:style-name="P1"><text:tab/>To a Chinese, the task of learning English well is not easy. So I, like many other English learners, have met with difficulties in learning English during the past seven years. But I managed to overcome them and made much progress.</text:p>
      <text:p text:style-name="P1"><text:tab/>The spelling and meaning of words can be said to be the first difficulty I met as a beginner. But I found out my own way to deal with them. As to spelling, I never copied a new work again and again to remember it, but tried to find its relevance to the sound. In fact, as long as I can read the word out, I can write it out. As to the meaning, I rarely recite its Chinese translation but often put the word into the sentence to learn its meaning. Moreover, if you use a word quite often, its spelling and meaning will be no problem. After all, we are learning English in order to use it.</text:p>
      <text:p text:style-name="P1"><text:tab/>Grammar and idioms may be another difficulty. But I have also got over it. I have not read lots of grammar books. But I spent much time reading the articles written by native speakers or specialists in English. By doing so, I came to gain “a sense of English language”. I began to gain a feel for which sentences are “good English” and which are not.</text:p>
      <text:p text:style-name="P1"><text:tab/>Finally, I want to say that overcoming all these difficulties requires perseverance. In the past seven years I spent at least an hour on English each day. I believe this is an important reason why I am able to make progress in learning English.</text:p>
      <text:p text:style-name="P1"/>
      <text:p text:style-name="P1">-----------------------------------------------------------------------------------------------------</text:p>
      <text:p text:style-name="P1">30</text:p>
      <text:p text:style-name="P1"><text:tab/>Sports benefit us in many respects. When taking part in sports, we get the chance to train almost all parts of our body. There is no doubt that properly balanced physical activities keep us <text:soft-page-break/>physically fit. Furthermore, sports can enrich our life and maintain our psychological health. Through participation, everyone can learn that on the playing field he not only competes for himself but also for his team. Sports teach us about consideration, cooperation and optimism, and how to cope with difficulties.</text:p>
      <text:p text:style-name="P1"><text:tab/>But sports can do harm to those people who cannot balance their activities properly. Training too hard may hurt their body, exhaust their energy and even make them disabled.</text:p>
      <text:p text:style-name="P1"><text:tab/>Personally, I love sports. I enjoy participating in sports. I feel that I not only gain a well-balanced life through sports, but also get more chances to move closer to nature. Sports have really added happiness to my daily life.</text:p>
      <text:p text:style-name="P1"/>
      <text:p text:style-name="P1">-----------------------------------------------------------------------------------------------------</text:p>
      <text:p text:style-name="P1">31</text:p>
      <text:p text:style-name="P1"><text:tab/>The News Report has always been my favourite TV program. Almost everyday I turn on the TV at 6:30 p.m. and wait for the news program. This has become a part of my life.</text:p>
      <text:p text:style-name="P1"><text:tab/>The News Report contains a large amount of information – from the international political situation to the latest foot-ball game. And the most important character is its fast pace. Because of this fast pace, news programs can contain much information in a short time.</text:p>
      <text:p text:style-name="P1"><text:tab/>In my opinion, the News Report is more than a TV program. It is a way of communication. From this program, people can know and understand world affairs. The world thus becomes smaller and smaller. I especially appreciate this benefit of watching the news.</text:p>
      <text:p text:style-name="P1"/>
      <text:p text:style-name="P1">-----------------------------------------------------------------------------------------------------</text:p>
      <text:p text:style-name="P1">32</text:p>
      <text:p text:style-name="P1"><text:tab/>Ads are around us every day and everywhere with its apparent advantage and disadvantage. We are involved into it, experiencing its good and bad.</text:p>
      <text:p text:style-name="P1"><text:tab/>People who are for it believe that ads provide the information about latest products so as to increase sales and decrease the cost of goods. It helps customers to choose among all the available products by explaining features, functions or service. Good ads still can please customers visually and physically even can make the public aware of social problems.</text:p>
      <text:p text:style-name="P1"><text:tab/>Those who are against it accuse some companies of using ads to mislead us by giving false information. Such bad ads, tiring our thoughts and eyeballs, take customers too much time or space on TV or newspapers with the only purpose to cheat money. It’s immoral!</text:p>
      <text:p text:style-name="P1"><text:tab/>Ads are like a 2-side sword. Anyway, we can be smart buyer if we can distinguish between fiction and fact.</text:p>
      <text:p text:style-name="P1"/>
      <text:p text:style-name="P1">-----------------------------------------------------------------------------------------------------</text:p>
      <text:p text:style-name="P1">33</text:p>
      <text:p text:style-name="P1"><text:tab/>The “Sunshine Physical Education” program, started by the Ministry of Education, requires students to do sports at least one hour a day.</text:p>
      <text:p text:style-name="P1"><text:tab/>Due to heavy homework, most students, especially we middle school students, hardly have time to do physical exercise. What’s more, PE classes are often cancelled. As a result, many of us are near-sighted and our health is continuously declining.</text:p>
      <text:p text:style-name="P1"><text:tab/>Physical exercise will not only relax us but also help build our body. Besides, it will give us a chance to co-operate with others, thus forming a good habit of getting along with others.</text:p>
      <text:p text:style-name="P1"><text:tab/>In my opinion, body building is important and necessary for us. However busy, we should spare some time to take exercise every day. Only in this way can we be equal to our future jobs.</text:p>
      <text:p text:style-name="P1"/>
      <text:p text:style-name="P1">-----------------------------------------------------------------------------------------------------</text:p>
      <text:p text:style-name="P1">34</text:p>
      <text:p text:style-name="P1"><text:tab/>Most viewers can empathize with the sense of hesitation and uncertainty embodied in such an image. Without exception, everyone has to make choices in life, whether they concern school, <text:soft-page-break/>career, or love. While some choices are simple, one cannot avoid the task of making difficult decisions. </text:p>
      <text:p text:style-name="P1"><text:tab/>Choices are often directly related to one's happiness. University students, for example, face a hard and crucial decision upon graduating. Many students have difficulty deciding whether to continue studying or begin developing a career. Every individual is different, and one must take the factors of one's personal life into consideration. In addition to an awareness of specific circumstances, however, making the right choice also depends on correct appraisal of oneself.<text:tab/></text:p>
      <text:p text:style-name="P1"><text:tab/>In order to choose correctly, therefore, one must be both realistic and self-aware. Furthermore, once having made a decision, one should seriously accept and pursue the path one has chosen, and strive towards the realization of one's goal with spirit. </text:p>
      <text:p text:style-name="P1"/>
      <text:p text:style-name="P1">-----------------------------------------------------------------------------------------------------</text:p>
      <text:p text:style-name="P1">35</text:p>
      <text:p text:style-name="P1"><text:tab/>Welcome to the camera club. With the sponsor of the student’s union, the camera club has been set and served all the students for 15 years. Many wonderful activities are organized and arranged in our club. As is expected by all, the training on how to make the best use of the camera to provide a wonderful picture is open to all new members. Besides we will organize travelling activities at times, during which the participants have the chance to show the pictures, as well as enjoy beautiful scenery. In addition, photo contests will be held is the opportunities to show your progress. We have good reasons to believe that all these activities are quite beneficial to both your study and life, not only can they help you improve your camera technique, but also enrich your college life greatly. Moreover by participating in the travelling activities and photo contests, you can be close to the nature and broaden your views. Anyone who is interested in photography welcome warmly. What you need to do is just to call us at 62514479 or email us at cameraclub163.com. Looking forward to your participation.</text:p>
      <text:p text:style-name="P1"/>
      <text:p text:style-name="P1">-----------------------------------------------------------------------------------------------------</text:p>
      <text:p text:style-name="P1">36</text:p>
      <text:p text:style-name="P1"><text:tab/>Many students tend to cheat in the exams. Some will copy the answers from their books. Some will talk with each other to share the right answers. Besides, some even write down the information on their skin.</text:p>
      <text:p text:style-name="P1"><text:tab/>There are several causes leading to cheating. Some students want to get high scores without efforts. Secondly, some are under great pressure and they fear to fail the exams. Once the students are found cheating, the teachers should punish them severely and explain the harm of cheating to them.</text:p>
      <text:p text:style-name="P1"><text:tab/>There are at least two ways to eliminate cheating. On the one hand, we should explain the harm of cheating to our students. On the other hand, strict measures should be taken against cheating. As a result, the fair play in the exams can be achieved and students can pay attention to study instead of cheating.</text:p>
      <text:p text:style-name="P1"/>
      <text:p text:style-name="P1">-----------------------------------------------------------------------------------------------------</text:p>
      <text:p text:style-name="P1">37</text:p>
      <text:p text:style-name="P1"><text:tab/>I am writing to you to apply for a school loan. As a freshman from the English Department, I have much financial difficulty in continuing my study.</text:p>
      <text:p text:style-name="P1"><text:tab/>There are five members in my family. My father is the only breadwinner of the whole family while my mother was laid off two years ago. My grandmother has been suffering a chronic illness for more than five years. My younger brother is now studying in a high middle school. I took part-time jobs during the summer vacation, but what I have earned is far from enough for me to pay the required tuition fees. In order to continue my study, I have to apply for a school loan.</text:p>
      <text:p text:style-name="P1"><text:tab/>If my request is granted, I will make good use of the money and put my heart into study. I will definitely pay back the loan according to the requirements. I hope that you will consider my application. Looking forward to your reply.</text:p>
      <text:p text:style-name="P1"><text:soft-page-break/></text:p>
      <text:p text:style-name="P1">-----------------------------------------------------------------------------------------------------</text:p>
      <text:p text:style-name="P1">38</text:p>
      <text:p text:style-name="P1"><text:tab/>It was last Saturday morning. I was walking toward the small bookstore near our school when I heard screaming. I quickened my steps toward the source of the screams and saw the gas station just opposite the bookstore was on fire.</text:p>
      <text:p text:style-name="P1"><text:tab/>The front of the gas station and a car in front of it were on fire. People were shouting and running about and water was poured out from pipes. The car on fire was soon put out, badly damaged. But it was very difficult to put out the big fire on the gas station. Just at the urgent moment, there came the screams of fire trucks. With the help of the fire fighters, the whole situation was quickly under control.</text:p>
      <text:p text:style-name="P1"><text:tab/>I do not know the exact reason why the gas station caught fire. But I think everyone should be careful at a gas station, because even a smoking cigarette can easily set fire on it.</text:p>
      <text:p text:style-name="P1"/>
      <text:p text:style-name="P1">-----------------------------------------------------------------------------------------------------</text:p>
      <text:p text:style-name="P1">39</text:p>
      <text:p text:style-name="P1"><text:tab/>On the very first day in college, I was surprised to find the campus was so large. Believe it or not, I even lost my way to the dormitory when I returned from the dining hall.</text:p>
      <text:p text:style-name="P1"><text:tab/>At first, I had difficulty adapting myself to college life. In college, we had more free time than in middle school. In the evening, we were not required to study in the classroom. Instead, we could go anywhere and do what we want. I was at a loss on how to make use of so much free time. Then I borrowed a number of books from the library and most of them were novels, which I had no chance to read in middle school. Besides reading books in my spare time, I played table tennis for fun and made enormous progress.</text:p>
      <text:p text:style-name="P1">In my opinion, study should be the priority of our college life. Besides, we can take part in sports activities and have fun. Of course, we may take part time jobs to improve our skills. In all, college life should be colourful and meaningful.</text:p>
      <text:p text:style-name="P1"/>
      <text:p text:style-name="P1">-----------------------------------------------------------------------------------------------------</text:p>
      <text:p text:style-name="P1">40</text:p>
      <text:p text:style-name="P1"><text:tab/>I am writing to apologize for my late homework. The paper which you have assigned to us last Monday was due this Friday, but to my regret, I have not started. I am sorry for not handing in the paper on time and for the inconvenience it would bring to you.</text:p>
      <text:p text:style-name="P1"><text:tab/>I have caught a serious cold last week and the doctor asked me to stay in bed for a week since I was very weak and the weather was very cold these days. Therefore, I could not go to the library to get the necessary referential information which was needed for my paper. As a result of this, I have not started writing the paper yet and could not hand it in on time.</text:p>
      <text:p text:style-name="P1"><text:tab/>Fortunately I have finally fully recovered. I will finish the paper as soon as I can and try my best to hand in homework on time in the fu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p>
      <text:p text:style-name="P4"><text:span text:style-name="T1">4</text:span><text:span text:style-name="T2">1</text:span></text:p>
      <text:p text:style-name="P7"><text:tab/>Recently, museums in mounting numbers become admission-free to the public both home and abroad. The purpose of this practice is to offer more opportunities for citizens to explore and get easy access to the world of history, culture and knowledge.</text:p>
      <text:p text:style-name="P7"><text:tab/>Although free admission to museums enjoys distinct advantages, it also brings harmful effects. In the first place, these valuable cultural relics displayed may be damaged or destroyed consciously or unconsciously by the crowds. In the second place, it becomes a huge economic burden for museums to run as usual without any profits from the visitors.</text:p>
      <text:p text:style-name="P9"><text:tab/>It is my view that free admission to museums is of utmost significance. For one thing, we should appeal to our authorities to legislate strict laws and regulations to protect these museums. <text:tab/>For another, we should cultivate the awareness of people that museums are extremely vital to us humans. It is high time that we attached great importance to our motherlands’ splendid and glorious culture of more than five thousand years.</text:p>
      <text:p text:style-name="P9"/>
      <text:p text:style-name="P4">-----------------------------------------------------------------------------------------------------</text:p>
      <text:p text:style-name="P2"><text:span text:style-name="T1">4</text:span><text:span text:style-name="T2">2</text:span></text:p>
      <text:p text:style-name="P7"><text:tab/>Correct spelling is a basic skill in English study. However, nowadays many students do not pay much attention to it.</text:p>
      <text:p text:style-name="P7"><text:tab/>They have their own reasons for misspelling. First of all, they like an easy way of studying, which causes some omissions and changes in spelling. Second, the teachers might not be very strict in students’ spelling. In China, teachers seem to be more concerned with grammar and vocabulary but not spelling.</text:p>
      <text:p text:style-name="P7"><text:tab/>To change this situation, in my opinion, the teachers and the students should work together. On one and, the teachers should give more attention to students’ spelling, asking the students to be conscious of the importance of correct spelling from the very beginning of their English study. On the other hand, the students themselves are supposed to be aware that correct spelling is a must in English study.</text:p>
      <text:p text:style-name="P9"><text:tab/>To sum up, correct spelling is so important that both students and the teachers should spare no efforts to achieve correct spelling.</text:p>
      <text:p text:style-name="P9"/>
      <text:p text:style-name="P4">-----------------------------------------------------------------------------------------------------</text:p>
      <text:p text:style-name="P2"><text:span text:style-name="T1">4</text:span><text:span text:style-name="T2">3</text:span></text:p>
      <text:p text:style-name="P14"><text:tab/>Today in China, many families have only one child. So the children usually doted upon by all family members. Gradually some of them get used to depending on their parents and family members, as a result they lack the ability to face their lives by themselves.</text:p>
      <text:p text:style-name="P14"><text:tab/>There are some ways to help children to be independent. First, the child should have a chance to see the world around him individually to understand that there are various people and competitions in their lives, and learn to find his right position in the society only by individual efforts. Second, it is impossible to ask a child not to depend on parents at once. The parents may give the child enough help and space to make him feel comfortable. A child needs help from their families. Because without any help, the child may lose his faith. Thirdly, parents can help their children make their own decisions, which can challenge his ability to deal with problems. A child should be praised when he is successful or encouraged when he fails.</text:p>
      <text:p text:style-name="P3"><text:span text:style-name="T3"><text:tab/>To be independent is vital for the children, because no parents can go with their children for the whole life. Only an independent person can live and enjoy a full and meaningful life.</text:span><text:span text:style-name="T4">\</text:span></text:p>
      <text:p text:style-name="P15"/>
      <text:p text:style-name="P15"/>
      <text:p text:style-name="P15"/>
      <text:p text:style-name="P15"/>
      <text:p text:style-name="P15"/>
      <text:p text:style-name="P15"/>
      <text:p text:style-name="P4"><text:soft-page-break/>-----------------------------------------------------------------------------------------------------</text:p>
      <text:p text:style-name="P10">44<text:span text:style-name="T6">(EERO)</text:span></text:p>
      <text:p text:style-name="P5"><text:span text:style-name="T1"><text:tab/>One of the controversial issues today is online shopping. According to a recent survey，a large number of consumers are in favor of online shopping as it has become a trend. In this essay, I will discuss the positive and negative effects of this issue and offer my own view on it.<text:line-break/><text:tab/>On the positive aspect, one of the most significant advantages is that online shopping brings customers so much convenience that it is widely recognized as much more time-saving than traditional shopping. Moreover, online customers have access to commodities of such a huge variety and number. Perhaps the primary advantage is that they have the opportunities to compare prices of a product offered by different retailers. On the negative aspect, there is a good chance of buying a defective product, as they cannot examine the quality when shopping online. What’s more, there exist some dishonest and incredible online retailers who may do further damages to buyers’ interests.</text:span><text:span text:style-name="T2"><text:line-break/><text:tab/>As far as I’m concerned, the benefits of online shopping greatly outweigh its drawbacks. People should make better use of shopping and bypass its negative effects. People can never be too careful when shopping online.</text:span></text:p>
      <text:p text:style-name="P11"/>
      <text:p text:style-name="P4">-----------------------------------------------------------------------------------------------------</text:p>
      <text:p text:style-name="P10">45</text:p>
      <text:p text:style-name="P8"><text:tab/>“Nothing Succeeds Without a Strong Will” is accumulated experience we inherited from our forefathers. It stands to reason that persistence is vital to success; nevertheless, one’s end can never be accomplished with the lacking firmness of will.</text:p>
      <text:p text:style-name="P8"><text:tab/>A case in point is the quitting of smoking. On the eve of the World No-Tobacco Day this year, the Ministry of Education and Ministry of Public Health advocated that campus smoking-control intervention should be the forerunner of the nationwide smoking-control efforts, which, undoubtedly, has motivated the campaign of “Smoking-free School” that has been sweeping the whole of China. In the advance of the movement, the humorous saying has acquired a proverbial currency, “Quitting smoking is the easiest thing world. I’ve done it hundreds of time.” Obviously, wanting in perseverance, these smokers will never fulfil their purposes.</text:p>
      <text:p text:style-name="P12"><text:tab/>From what have been discussed above, we can reasonably come to the conclusion that only those tough-minded people can reach the summit. Otherwise, even if you have tried hundreds of times, you are still at the foot of the mountain, admiring those successful climbers.</text:p>
      <text:p text:style-name="P12"/>
      <text:p text:style-name="P4">-----------------------------------------------------------------------------------------------------</text:p>
      <text:p text:style-name="P10">46</text:p>
      <text:p text:style-name="P8"><text:tab/><text:span text:style-name="T5">T</text:span>he bar chart given by US Bureau of Labor Statistics reflects the unemployment rate in 2010 among people with different educational backgrounds. From these statistics, it can be seen that the higher degree one possesses, the less likely he is to be unemployed.</text:p>
      <text:p text:style-name="P8"><text:tab/>Generally speaking, two factors have contributed to this phenomenon. For one thing, the advancement of technology and the adjustment of industrial structure lead to a dramatic demand of workforces with high educational degrees. Therefore, it is natural for people with higher educational degrees to enjoy a steadier and better-paying job. For another, those with lower educational degrees tend to be dismissed and substituted more frequently because their jobs which usually feature low technologies can be done by anybody.</text:p>
      <text:p text:style-name="P12"><text:tab/>As far as I am concerned, education is indeed a worthy investment. First, as individuals, we should attach great importance to education. Second, the government and authorities should adopt relevant measures to ensure the equity of education. Only in this way can more people get the tickets to a much more comfortable life.</text:p>
      <text:p text:style-name="P12"/>
      <text:p text:style-name="P12"/>
      <text:p text:style-name="P12"/>
      <text:p text:style-name="P12"/>
      <text:p text:style-name="P4"><text:soft-page-break/>-----------------------------------------------------------------------------------------------------</text:p>
      <text:p text:style-name="P10">47</text:p>
      <text:p text:style-name="P6"><text:tab/>Nowadays, college students going in for business become more and more popular in campus, even many college students think that is very fashionable. As to this trend, different people have different views.</text:p>
      <text:p text:style-name="P12"><text:tab/>For me, every coin has two sides, thus college students going in for business has advantages as well as disadvantages, but advantages outweigh the disadvantages. As a college student, I think taking part in business when we still in college has following advantages. Firstly, doing business can develop our communication and management abilities. From purchase to sell, students must communicate with many different people, such as wholesalers and customers, so we can learn many communication skills from this process. Students also have to make some market researches to decide what we will go in for; we should find out wholesalers who can cooperate stably with us; how we set price; how we promote and so on. See, students’ communication and management skills can be developed from above things.</text:p>
      <text:p text:style-name="P12"/>
      <text:p text:style-name="P4">-----------------------------------------------------------------------------------------------------</text:p>
      <text:p text:style-name="P10">48</text:p>
      <text:p text:style-name="P16"><text:tab/>In the face of various and complicated requirements of employment market, some students begin to question the significance of learning basic knowledge and skills, just as what is exposed in the cartoon above.</text:p>
      <text:p text:style-name="P16"><text:tab/>However, it is absolutely wrong to hold that idea. Owing to the fact that we are living in a competitive society, the development of our society demands that we arm ourselves with basic skills and up-to-date knowledge so as to keep up with the pace of our society. An investigation shows that millions of people spend time and energy grasping skills and technology so that they can keep a favorable position in job market or enhance their opportunities. While focusing on creativity, innovation, management and leadership skills, we should never forget the fundamental importance of the more basic, essential skills.</text:p>
      <text:p text:style-name="P17"><text:tab/>It is universally known that opportunity is important, but you could do nothing with it if you are not equipped with competitive forces, such basic reading and calculating skills, to seize it.</text:p>
      <text:p text:style-name="P10"/>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5:44:48.499538317</meta:creation-date>
    <dc:date>2018-03-17T17:40:23.271761722</dc:date>
    <meta:editing-duration>PT27M19S</meta:editing-duration>
    <meta:editing-cycles>7</meta:editing-cycles>
    <meta:generator>LibreOffice/5.1.6.2$Linux_X86_64 LibreOffice_project/10m0$Build-2</meta:generator>
    <meta:document-statistic meta:table-count="0" meta:image-count="0" meta:object-count="0" meta:page-count="15" meta:paragraph-count="250" meta:word-count="8588" meta:character-count="54098" meta:non-whitespace-character-count="45588"/>
  </office:meta>
</office:document-meta>
</file>